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640000004B03D9637607B4E03E7.png" manifest:media-type="image/png"/>
  <manifest:file-entry manifest:full-path="Pictures/100000000000004000000040C3DFEA099AE5F0AD.png" manifest:media-type="image/png"/>
  <manifest:file-entry manifest:full-path="Pictures/10000000000006400000004CE48DC7D69A8A4596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Monospace2" svg:font-family="Monospace"/>
    <style:font-face style:name="Monospace1" svg:font-family="Monospace" style:font-adornments="標準"/>
    <style:font-face style:name="Cumberland AMT" svg:font-family="'Cumberland AMT'" style:font-family-generic="modern"/>
    <style:font-face style:name="Arial Unicode MS" svg:font-family="'Arial Unicode MS'" style:font-pitch="variable"/>
    <style:font-face style:name="Cumberland AMT3" svg:font-family="'Cumberland AMT'" style:font-pitch="variable"/>
    <style:font-face style:name="HG Mincho Light J" svg:font-family="'HG Mincho Light J'" style:font-pitch="variable"/>
    <style:font-face style:name="HGPｺﾞｼｯｸB" svg:font-family="HGPｺﾞｼｯｸB" style:font-pitch="variable"/>
    <style:font-face style:name="HGPｺﾞｼｯｸB1" svg:font-family="HGPｺﾞｼｯｸB" style:font-adornments="標準" style:font-pitch="variable"/>
    <style:font-face style:name="HGPｺﾞｼｯｸE1" svg:font-family="HGPｺﾞｼｯｸE" style:font-pitch="variable"/>
    <style:font-face style:name="HGPｺﾞｼｯｸE" svg:font-family="HGPｺﾞｼｯｸE" style:font-adornments="標準" style:font-pitch="variable"/>
    <style:font-face style:name="Luxi Sans3" svg:font-family="'Luxi Sans'" style:font-adornments="Regular" style:font-pitch="variable"/>
    <style:font-face style:name="Monospace3" svg:font-family="Monospace" style:font-pitch="variable"/>
    <style:font-face style:name="Monospace" svg:font-family="Monospace" style:font-adornments="標準" style:font-pitch="variable"/>
    <style:font-face style:name="Cumberland AMT2" svg:font-family="'Cumberland AMT'" style:font-family-generic="modern" style:font-pitch="variable"/>
    <style:font-face style:name="Cumberland AMT1" svg:font-family="'Cumberland AMT'" style:font-family-generic="roman" style:font-pitch="variable"/>
    <style:font-face style:name="HGPｺﾞｼｯｸB2" svg:font-family="HGPｺﾞｼｯｸB" style:font-family-generic="roman" style:font-pitch="variable"/>
    <style:font-face style:name="HGPｺﾞｼｯｸB3" svg:font-family="HGPｺﾞｼｯｸB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uxi Sans1" svg:font-family="'Luxi Sans'" style:font-family-generic="roman" style:font-pitch="variable"/>
    <style:font-face style:name="Luxi Sans8" svg:font-family="'Luxi Sans'" style:font-adornments="Bold" style:font-family-generic="roman" style:font-pitch="variable"/>
    <style:font-face style:name="Luxi Sans2" svg:font-family="'Luxi Sans'" style:font-adornments="Regular" style:font-family-generic="roman" style:font-pitch="variable"/>
    <style:font-face style:name="Luxi Sans6" svg:font-family="'Luxi Sans'" style:font-adornments="太字" style:font-family-generic="roman" style:font-pitch="variable"/>
    <style:font-face style:name="Luxi Sans5" svg:font-family="'Luxi Sans'" style:font-adornments="標準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GPｺﾞｼｯｸE2" svg:font-family="HGPｺﾞｼｯｸE" style:font-adornments="標準" style:font-family-generic="swiss" style:font-pitch="variable"/>
    <style:font-face style:name="Luxi Sans" svg:font-family="'Luxi Sans'" style:font-family-generic="swiss" style:font-pitch="variable"/>
    <style:font-face style:name="Luxi Sans7" svg:font-family="'Luxi Sans'" style:font-adornments="太字" style:font-family-generic="swiss" style:font-pitch="variable"/>
    <style:font-face style:name="Luxi Sans4" svg:font-family="'Luxi Sans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8cm" fo:min-width="7.9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22.862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Template-notes">
      <style:graphic-properties draw:fill-color="#ffffff" draw:auto-grow-height="true" fo:min-height="10.501cm"/>
      <style:paragraph-properties style:writing-mode="lr-tb"/>
    </style:style>
    <style:style style:name="pr2" style:family="presentation" style:parent-style-name="JBoss-title">
      <style:graphic-properties draw:fill-color="#ffffff" fo:min-height="2.06cm"/>
      <style:paragraph-properties style:writing-mode="lr-tb"/>
    </style:style>
    <style:style style:name="pr3" style:family="presentation" style:parent-style-name="JBoss-outline1" style:list-style-name="L3">
      <style:graphic-properties draw:fill-color="#ffffff" fo:min-height="16.207cm"/>
      <style:paragraph-properties style:writing-mode="lr-tb"/>
    </style:style>
    <style:style style:name="pr4" style:family="presentation" style:parent-style-name="JBoss-notes">
      <style:graphic-properties draw:fill-color="#ffffff" fo:min-height="11.955cm"/>
      <style:paragraph-properties style:writing-mode="lr-tb"/>
    </style:style>
    <style:style style:name="pr5" style:family="presentation" style:parent-style-name="JBoss-outline1" style:list-style-name="L3">
      <style:graphic-properties draw:fill-color="#ffffff" fo:min-height="16.207cm"/>
      <style:paragraph-properties style:writing-mode="lr-tb"/>
    </style:style>
    <style:style style:name="pr6" style:family="presentation" style:parent-style-name="JBoss-outline1" style:list-style-name="L3">
      <style:graphic-properties draw:fill-color="#ffffff" fo:min-height="16.207cm"/>
      <style:paragraph-properties style:writing-mode="lr-tb"/>
    </style:style>
    <style:style style:name="pr7" style:family="presentation" style:parent-style-name="JBoss-outline1" style:list-style-name="L3">
      <style:graphic-properties draw:fill-color="#ffffff" fo:min-height="16.207cm"/>
      <style:paragraph-properties style:writing-mode="lr-tb"/>
    </style:style>
    <style:style style:name="pr8" style:family="presentation" style:parent-style-name="JBoss-outline1" style:list-style-name="L3">
      <style:graphic-properties draw:fill-color="#ffffff" fo:min-height="16.207cm"/>
      <style:paragraph-properties style:writing-mode="lr-tb"/>
    </style:style>
    <style:style style:name="pr9" style:family="presentation" style:parent-style-name="JBoss-outline1" style:list-style-name="L3">
      <style:graphic-properties draw:fill-color="#ffffff" fo:min-height="16.207cm"/>
      <style:paragraph-properties style:writing-mode="lr-tb"/>
    </style:style>
    <style:style style:name="pr10" style:family="presentation" style:parent-style-name="JBoss-outline1" style:list-style-name="L3">
      <style:graphic-properties draw:fill-color="#ffffff" fo:min-height="16.207cm"/>
      <style:paragraph-properties style:writing-mode="lr-tb"/>
    </style:style>
    <style:style style:name="P1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2" style:family="paragraph">
      <loext:graphic-properties draw:fill="none" draw:fill-color="#ffffff"/>
      <style:text-properties fo:color="#ffffff"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margin-left="0cm" fo:margin-right="0cm" fo:text-indent="0cm"/>
      <style:text-properties style:font-name="Luxi Sans" fo:font-size="32pt" fo:font-weight="bold" style:font-name-asian="Luxi Sans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fo:margin-left="1.016cm" fo:margin-right="0cm" fo:text-indent="-0.762cm"/>
      <style:text-properties fo:font-size="28pt" style:font-size-asian="28pt" style:font-size-complex="28pt"/>
    </style:style>
    <style:style style:name="P6" style:family="paragraph">
      <loext:graphic-properties draw:fill-color="#ffffff"/>
      <style:paragraph-properties fo:margin-left="0cm" fo:margin-right="0cm" fo:text-indent="0cm"/>
      <style:text-properties fo:font-size="12pt" style:font-size-asian="25.1000003814697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-color="#ffffff"/>
      <style:paragraph-properties fo:margin-left="0cm" fo:margin-right="0cm" fo:text-indent="0cm"/>
      <style:text-properties style:font-name="Luxi Sans" fo:font-size="28pt" fo:font-weight="bold" style:font-name-asian="Luxi Sans" style:font-size-asian="28pt" style:font-weight-asian="bold" style:font-size-complex="28pt" style:font-weight-complex="bold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color="#ffffff" fo:font-size="32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" presentation:presentation-page-layout-name="AL1T21">
        <office:forms form:automatic-focus="false" form:apply-design-mode="false"/>
        <draw:frame draw:style-name="gr1" draw:text-style-name="P1" draw:layer="layout" svg:width="8.742cm" svg:height="2cm" svg:x="18.758cm" svg:y="17.5cm">
          <draw:text-box>
            <text:p><text:span text:style-name="T1">Toshiya Kobayashi</text:span></text:p>
          </draw:text-box>
        </draw:frame>
        <draw:frame draw:style-name="gr2" draw:text-style-name="P2" draw:layer="layout" svg:width="23.674cm" svg:height="2.456cm" svg:x="3.826cm" svg:y="9cm">
          <draw:text-box>
            <text:p><text:span text:style-name="T2">Drools Trouble-Shooting</text:span></text:p>
          </draw:text-box>
        </draw:frame>
        <draw:frame draw:style-name="gr1" draw:text-style-name="P1" draw:layer="layout" svg:width="8.742cm" svg:height="2cm" svg:x="16.5cm" svg:y="16cm">
          <draw:text-box>
            <text:p><text:span text:style-name="T1">April, 2021</text:span></text:p>
          </draw:text-box>
        </draw:frame>
        <presentation:notes draw:style-name="dp2">
          <draw:page-thumbnail draw:style-name="gr3" draw:layer="layout" svg:width="19.5cm" svg:height="14.63cm" svg:x="1cm" svg:y="1.001cm" draw:page-number="1" presentation:class="page"/>
          <draw:frame presentation:style-name="pr1" draw:text-style-name="P3" draw:layer="layout" svg:width="19.5cm" svg:height="10.501cm" svg:x="1cm" svg:y="16.5cm" presentation:class="notes" presentation:placeholder="true">
            <draw:text-box/>
          </draw:frame>
        </presentation:notes>
      </draw:page>
      <draw:page draw:name="page2" draw:style-name="dp1" draw:master-page-name="JBoss" presentation:presentation-page-layout-name="AL1T21">
        <office:forms form:automatic-focus="false" form:apply-design-mode="false"/>
        <draw:frame presentation:style-name="pr2" draw:text-style-name="P4" draw:layer="layout" svg:width="20.676cm" svg:height="2.06cm" svg:x="1.824cm" svg:y="1.2cm" presentation:class="title" presentation:user-transformed="true">
          <draw:text-box>
            <text:p><text:span text:style-name="T3">My rule is looping!</text:span></text:p>
          </draw:text-box>
        </draw:frame>
        <draw:frame presentation:style-name="pr3" draw:text-style-name="P5" draw:layer="layout" svg:width="27.003cm" svg:height="16.207cm" svg:x="0.497cm" svg:y="3.993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9.5cm" svg:height="14.63cm" svg:x="1cm" svg:y="1cm" draw:page-number="2" presentation:class="page"/>
          <draw:frame presentation:style-name="pr4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JBoss" presentation:presentation-page-layout-name="AL1T21">
        <office:forms form:automatic-focus="false" form:apply-design-mode="false"/>
        <draw:frame presentation:style-name="pr2" draw:text-style-name="P4" draw:layer="layout" svg:width="20.676cm" svg:height="2.06cm" svg:x="1.824cm" svg:y="1.2cm" presentation:class="title" presentation:user-transformed="true">
          <draw:text-box>
            <text:p><text:span text:style-name="T3">My rule is not firing!</text:span></text:p>
          </draw:text-box>
        </draw:frame>
        <draw:frame presentation:style-name="pr5" draw:text-style-name="P5" draw:layer="layout" svg:width="27.003cm" svg:height="16.207cm" svg:x="0.497cm" svg:y="3.993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3" draw:layer="layout" svg:width="19.5cm" svg:height="14.63cm" svg:x="1cm" svg:y="1cm" draw:page-number="3" presentation:class="page"/>
          <draw:frame presentation:style-name="pr4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JBoss" presentation:presentation-page-layout-name="AL1T21">
        <office:forms form:automatic-focus="false" form:apply-design-mode="false"/>
        <draw:frame presentation:style-name="pr2" draw:text-style-name="P8" draw:layer="layout" svg:width="20.676cm" svg:height="2.06cm" svg:x="1.824cm" svg:y="1.2cm" presentation:class="title" presentation:user-transformed="true">
          <draw:text-box>
            <text:p text:style-name="P7"><text:span text:style-name="T4">What's wrong with my Spreadsheet?</text:span></text:p>
          </draw:text-box>
        </draw:frame>
        <draw:frame presentation:style-name="pr6" draw:text-style-name="P5" draw:layer="layout" svg:width="27.003cm" svg:height="16.207cm" svg:x="0.497cm" svg:y="3.993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3" draw:layer="layout" svg:width="19.5cm" svg:height="14.63cm" svg:x="1cm" svg:y="1cm" draw:page-number="4" presentation:class="page"/>
          <draw:frame presentation:style-name="pr4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JBoss" presentation:presentation-page-layout-name="AL1T21">
        <office:forms form:automatic-focus="false" form:apply-design-mode="false"/>
        <draw:frame presentation:style-name="pr2" draw:text-style-name="P8" draw:layer="layout" svg:width="20.676cm" svg:height="2.06cm" svg:x="1.824cm" svg:y="1.2cm" presentation:class="title" presentation:user-transformed="true">
          <draw:text-box>
            <text:p text:style-name="P7"><text:span text:style-name="T4">How to control the flow of rules?</text:span></text:p>
          </draw:text-box>
        </draw:frame>
        <draw:frame presentation:style-name="pr7" draw:text-style-name="P5" draw:layer="layout" svg:width="27.003cm" svg:height="16.207cm" svg:x="0.497cm" svg:y="3.993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3" draw:layer="layout" svg:width="19.5cm" svg:height="14.63cm" svg:x="1cm" svg:y="1cm" draw:page-number="5" presentation:class="page"/>
          <draw:frame presentation:style-name="pr4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JBoss" presentation:presentation-page-layout-name="AL1T21">
        <office:forms form:automatic-focus="false" form:apply-design-mode="false"/>
        <draw:frame presentation:style-name="pr2" draw:text-style-name="P8" draw:layer="layout" svg:width="20.676cm" svg:height="2.06cm" svg:x="1.824cm" svg:y="1.2cm" presentation:class="title" presentation:user-transformed="true">
          <draw:text-box>
            <text:p text:style-name="P7"><text:span text:style-name="T4">Performance issues:</text:span></text:p>
          </draw:text-box>
        </draw:frame>
        <draw:frame presentation:style-name="pr8" draw:text-style-name="P5" draw:layer="layout" svg:width="27.003cm" svg:height="16.207cm" svg:x="0.497cm" svg:y="3.993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3" draw:layer="layout" svg:width="19.5cm" svg:height="14.63cm" svg:x="1cm" svg:y="1cm" draw:page-number="6" presentation:class="page"/>
          <draw:frame presentation:style-name="pr4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JBoss" presentation:presentation-page-layout-name="AL1T21">
        <office:forms form:automatic-focus="false" form:apply-design-mode="false"/>
        <draw:frame presentation:style-name="pr2" draw:text-style-name="P8" draw:layer="layout" svg:width="20.676cm" svg:height="2.06cm" svg:x="1.824cm" svg:y="1.2cm" presentation:class="title" presentation:user-transformed="true">
          <draw:text-box>
            <text:p text:style-name="P7"><text:span text:style-name="T4">KieBase loading is slow</text:span></text:p>
          </draw:text-box>
        </draw:frame>
        <draw:frame presentation:style-name="pr9" draw:text-style-name="P5" draw:layer="layout" svg:width="27.003cm" svg:height="16.207cm" svg:x="0.497cm" svg:y="3.993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3" draw:layer="layout" svg:width="19.5cm" svg:height="14.63cm" svg:x="1cm" svg:y="1cm" draw:page-number="7" presentation:class="page"/>
          <draw:frame presentation:style-name="pr4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JBoss" presentation:presentation-page-layout-name="AL1T21">
        <office:forms form:automatic-focus="false" form:apply-design-mode="false"/>
        <draw:frame presentation:style-name="pr2" draw:text-style-name="P8" draw:layer="layout" svg:width="20.676cm" svg:height="2.06cm" svg:x="1.824cm" svg:y="1.2cm" presentation:class="title" presentation:user-transformed="true">
          <draw:text-box>
            <text:p text:style-name="P7"><text:span text:style-name="T4">Rule execution is slow</text:span></text:p>
          </draw:text-box>
        </draw:frame>
        <draw:frame presentation:style-name="pr10" draw:text-style-name="P5" draw:layer="layout" svg:width="27.003cm" svg:height="16.207cm" svg:x="0.497cm" svg:y="3.993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3" draw:layer="layout" svg:width="19.5cm" svg:height="14.63cm" svg:x="1cm" svg:y="1cm" draw:page-number="8" presentation:class="page"/>
          <draw:frame presentation:style-name="pr4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Monospace2" svg:font-family="Monospace"/>
    <style:font-face style:name="Monospace1" svg:font-family="Monospace" style:font-adornments="標準"/>
    <style:font-face style:name="Cumberland AMT" svg:font-family="'Cumberland AMT'" style:font-family-generic="modern"/>
    <style:font-face style:name="Arial Unicode MS" svg:font-family="'Arial Unicode MS'" style:font-pitch="variable"/>
    <style:font-face style:name="Cumberland AMT3" svg:font-family="'Cumberland AMT'" style:font-pitch="variable"/>
    <style:font-face style:name="HG Mincho Light J" svg:font-family="'HG Mincho Light J'" style:font-pitch="variable"/>
    <style:font-face style:name="HGPｺﾞｼｯｸB" svg:font-family="HGPｺﾞｼｯｸB" style:font-pitch="variable"/>
    <style:font-face style:name="HGPｺﾞｼｯｸB1" svg:font-family="HGPｺﾞｼｯｸB" style:font-adornments="標準" style:font-pitch="variable"/>
    <style:font-face style:name="HGPｺﾞｼｯｸE1" svg:font-family="HGPｺﾞｼｯｸE" style:font-pitch="variable"/>
    <style:font-face style:name="HGPｺﾞｼｯｸE" svg:font-family="HGPｺﾞｼｯｸE" style:font-adornments="標準" style:font-pitch="variable"/>
    <style:font-face style:name="Luxi Sans3" svg:font-family="'Luxi Sans'" style:font-adornments="Regular" style:font-pitch="variable"/>
    <style:font-face style:name="Monospace3" svg:font-family="Monospace" style:font-pitch="variable"/>
    <style:font-face style:name="Monospace" svg:font-family="Monospace" style:font-adornments="標準" style:font-pitch="variable"/>
    <style:font-face style:name="Cumberland AMT2" svg:font-family="'Cumberland AMT'" style:font-family-generic="modern" style:font-pitch="variable"/>
    <style:font-face style:name="Cumberland AMT1" svg:font-family="'Cumberland AMT'" style:font-family-generic="roman" style:font-pitch="variable"/>
    <style:font-face style:name="HGPｺﾞｼｯｸB2" svg:font-family="HGPｺﾞｼｯｸB" style:font-family-generic="roman" style:font-pitch="variable"/>
    <style:font-face style:name="HGPｺﾞｼｯｸB3" svg:font-family="HGPｺﾞｼｯｸB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uxi Sans1" svg:font-family="'Luxi Sans'" style:font-family-generic="roman" style:font-pitch="variable"/>
    <style:font-face style:name="Luxi Sans8" svg:font-family="'Luxi Sans'" style:font-adornments="Bold" style:font-family-generic="roman" style:font-pitch="variable"/>
    <style:font-face style:name="Luxi Sans2" svg:font-family="'Luxi Sans'" style:font-adornments="Regular" style:font-family-generic="roman" style:font-pitch="variable"/>
    <style:font-face style:name="Luxi Sans6" svg:font-family="'Luxi Sans'" style:font-adornments="太字" style:font-family-generic="roman" style:font-pitch="variable"/>
    <style:font-face style:name="Luxi Sans5" svg:font-family="'Luxi Sans'" style:font-adornments="標準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GPｺﾞｼｯｸE2" svg:font-family="HGPｺﾞｼｯｸE" style:font-adornments="標準" style:font-family-generic="swiss" style:font-pitch="variable"/>
    <style:font-face style:name="Luxi Sans" svg:font-family="'Luxi Sans'" style:font-family-generic="swiss" style:font-pitch="variable"/>
    <style:font-face style:name="Luxi Sans7" svg:font-family="'Luxi Sans'" style:font-adornments="太字" style:font-family-generic="swiss" style:font-pitch="variable"/>
    <style:font-face style:name="Luxi Sans4" svg:font-family="'Luxi Sans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C3DFEA099AE5F0AD.png" xlink:type="simple" xlink:show="embed" xlink:actuate="onLoad"/>
    <draw:marker draw:name="Arrow" svg:viewBox="0 0 20 30" svg:d="M10 0l-10 30h20"/>
    <draw:marker draw:name="Arrowheads_20_4" draw:display-name="Arrowheads 4" svg:viewBox="0 0 20 30" svg:d="M10 0l-10 30h20z"/>
    <draw:marker draw:name="Arrowheads_20_6" draw:display-name="Arrowheads 6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imes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e6e6e6" draw:fill-image-width="0cm" draw:fill-image-height="0cm" draw:fit-to-size="false" style:shrink-to-fit="false" fo:padding-top="0.406cm" fo:padding-bottom="0.406cm" fo:padding-left="0.406cm" fo:padding-right="0.406cm" draw:shadow="hidden" draw:shadow-offset-x="0.305cm" draw:shadow-offset-y="0.305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xi Sans3" fo:font-family="'Luxi Sans'" style:font-style-name="Regular" style:font-pitch="variable" fo:font-size="18pt" fo:font-style="normal" fo:text-shadow="none" style:text-underline-style="none" fo:font-weight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ubtitle_20_name" style:display-name="Subtitle name" style:family="graphic" style:parent-style-name="standard">
      <style:graphic-properties draw:stroke="none" draw:fill="none"/>
      <style:text-properties style:font-name="Luxi Sans2" fo:font-family="'Luxi Sans'" style:font-style-name="Regular" style:font-family-generic="roman" style:font-pitch="variable" fo:font-size="19pt" fo:font-weight="bold"/>
    </style:style>
    <style:style style:name="Presentation_20_name" style:display-name="Presentation name" style:family="graphic" style:parent-style-name="title1">
      <style:graphic-properties draw:stroke="none" svg:stroke-width="0cm" svg:stroke-color="#000000" draw:marker-start-width="0.3cm" draw:marker-start-center="false" draw:marker-end-width="0.3cm" draw:marker-end-center="false" svg:stroke-opacity="0%" draw:stroke-linejoin="round" draw:fill="none" draw:fill-color="#0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cm" fo:min-width="0cm" fo:padding-top="0cm" fo:padding-bottom="0cm" fo:padding-left="0cm" fo:padding-right="0cm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steps="0cm">
        <text:list-style style:name="Presentation_20_name" style:display-name="Presentation nam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xi Sans2" fo:font-family="'Luxi Sans'" style:font-style-name="Regular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Preformatted_20_Text" style:display-name="Preformatted Text" style:family="graphic">
      <style:paragraph-properties style:text-autospace="none"/>
      <style:text-properties style:font-name="Cumberland AMT" fo:font-family="'Cumberland AMT'" style:font-family-generic="modern" fo:font-size="17.7000007629395pt" fo:language="en" fo:country="US" style:font-name-asian="Cumberland AMT" style:font-family-asian="'Cumberland AMT'" style:font-family-generic-asian="modern" style:font-size-asian="17.7000007629395pt" style:language-asian="en" style:country-asian="US" style:font-name-complex="Cumberland AMT" style:font-family-complex="'Cumberland AMT'" style:font-family-generic-complex="modern" style:font-size-complex="17.7000007629395pt"/>
    </style:style>
    <style:style style:name="Normal1" style:family="graphic">
      <style:paragraph-properties style:text-autospace="none"/>
      <style:text-properties fo:font-size="17.7000007629395pt" fo:language="en" fo:country="US" style:font-size-asian="17.7000007629395pt" style:language-asian="en" style:country-asian="US" style:font-size-complex="21.2000007629395pt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en" fo:country="US" style:text-underline-style="solid" style:text-underline-width="auto" style:text-underline-color="font-color" style:font-size-asian="21.2000007629395pt" style:language-asian="en" style:country-asian="US" style:font-size-complex="21.2000007629395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ntent-background" style:family="presentation">
      <style:graphic-properties draw:stroke="none" svg:stroke-width="0cm" svg:stroke-color="#000000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" fo:font-family="HGPｺﾞｼｯｸB" style:font-pitch="variable" fo:font-size="12pt" fo:font-style="normal" fo:text-shadow="none" style:text-underline-style="none" fo:font-weight="normal" style:font-name-asian="HGPｺﾞｼｯｸB" style:font-family-asian="HGPｺﾞｼｯｸB" style:font-pitch-asian="variable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min-label-width="0.952cm"/>
            <style:text-properties fo:font-family="StarSymbol" style:font-charset="x-symbol" fo:color="#999999" fo:font-size="80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999999" fo:font-size="80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999999" fo:font-size="80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999999" fo:font-size="80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999999" fo:font-size="80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999999" fo:font-size="80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999999" fo:font-size="80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999999" fo:font-size="80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999999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1" fo:font-family="HGPｺﾞｼｯｸB" style:font-style-name="標準" style:font-pitch="variable" fo:font-size="24pt" fo:font-style="normal" fo:text-shadow="none" style:text-underline-style="none" fo:font-weight="normal" style:font-name-asian="HGPｺﾞｼｯｸB1" style:font-family-asian="HGPｺﾞｼｯｸB" style:font-style-name-asian="標準" style:font-pitch-asian="variable" style:font-size-asian="24pt" style:language-asian="ja" style:country-asian="JP" style:font-size-complex="24pt"/>
    </style:style>
    <style:style style:name="content-outline2" style:family="presentation" style:parent-style-name="content-outline1">
      <style:paragraph-properties fo:margin-left="2.063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3.175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4.445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Luxi Sans4" fo:font-family="'Luxi Sans'" style:font-style-name="標準" style:font-family-generic="swiss" style:font-pitch="variable" fo:font-size="32pt" fo:font-style="normal" fo:text-shadow="none" style:text-underline-style="none" fo:font-weight="normal" style:font-name-asian="HGPｺﾞｼｯｸE" style:font-family-asian="HGPｺﾞｼｯｸE" style:font-style-name-asian="標準" style:font-pitch-asian="variable" style:font-size-asian="32pt" style:language-asian="ja" style:country-asian="JP" style:font-size-complex="24pt"/>
    </style:style>
    <style:style style:name="Template-background" style:family="presentation">
      <style:graphic-properties draw:stroke="none" draw:stroke-dash="Dashed_20__28_var_29__20_2" svg:stroke-width="0cm" svg:stroke-color="#000000" svg:stroke-opacity="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number text:level="1" style:num-format="">
            <style:list-level-properties/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HGPｺﾞｼｯｸB" fo:font-family="HGPｺﾞｼｯｸB" style:font-pitch="variable" fo:font-size="12pt" fo:font-style="normal" fo:text-shadow="none" style:text-underline-style="none" fo:font-weight="normal" style:font-name-asian="HGPｺﾞｼｯｸB" style:font-family-asian="HGPｺﾞｼｯｸB" style:font-pitch-asian="variable"/>
    </style:style>
    <style:style style:name="Template-outline1" style:family="presentation">
      <style:graphic-properties draw:stroke="none" draw:fill="none" draw:textarea-horizontal-align="left">
        <text:list-style style:name="Template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Nimbus Sans L" fo:font-family="'Nimbus Sans L'" style:font-family-generic="roman" style:font-pitch="variable" fo:font-size="24pt" fo:font-style="normal" fo:text-shadow="1pt 1pt" style:text-underline-style="none" fo:font-weight="normal" style:letter-kerning="true" style:font-name-asian="HGPｺﾞｼｯｸB1" style:font-family-asian="HGPｺﾞｼｯｸB" style:font-style-name-asian="標準" style:font-pitch-asian="variable" style:font-size-asian="24pt" style:font-size-complex="24pt"/>
    </style:style>
    <style:style style:name="Template-outline2" style:family="presentation" style:parent-style-name="Template-outline1">
      <style:paragraph-properties fo:margin-left="2.063cm" fo:margin-right="0cm" fo:margin-top="0.233cm" fo:margin-bottom="0cm" fo:line-height="100%" fo:text-align="center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3" style:family="presentation" style:parent-style-name="Template-outline2">
      <style:paragraph-properties fo:margin-left="3.175cm" fo:margin-right="0cm" fo:margin-top="0.202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4" style:family="presentation" style:parent-style-name="Template-outline3">
      <style:paragraph-properties fo:margin-left="4.445cm" fo:margin-right="0cm" fo:margin-top="0.167cm" fo:margin-bottom="0cm" fo:line-height="100%" fo:text-align="center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5" style:family="presentation" style:parent-style-name="Template-outline4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6" style:family="presentation" style:parent-style-name="Template-outline5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7" style:family="presentation" style:parent-style-name="Template-outline6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8" style:family="presentation" style:parent-style-name="Template-outline7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9" style:family="presentation" style:parent-style-name="Template-outline8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Template-title" style:family="presentation">
      <style:graphic-properties draw:stroke="none" draw:fill="none" draw:textarea-horizontal-align="left" draw:textarea-vertical-align="top">
        <text:list-style style:name="Template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xi Sans7" fo:font-family="'Luxi Sans'" style:font-style-name="太字" style:font-family-generic="swiss" style:font-pitch="variable" fo:font-size="32pt" fo:font-style="normal" fo:text-shadow="1pt 1pt" style:text-underline-style="none" fo:font-weight="bold" style:letter-kerning="true" style:font-name-asian="HGPｺﾞｼｯｸE" style:font-family-asian="HGPｺﾞｼｯｸE" style:font-style-name-asian="標準" style:font-pitch-asian="variable" style:font-size-asian="32pt" style:font-size-complex="24pt"/>
    </style:style>
    <style:style style:name="JBoss-background" style:family="presentation">
      <style:graphic-properties draw:stroke="none" svg:stroke-width="0cm" svg:stroke-color="#000000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JBoss-backgroundobjects" style:family="presentation">
      <style:graphic-properties draw:shadow="hidden" draw:shadow-offset-x="0.3cm" draw:shadow-offset-y="0.3cm" draw:shadow-color="#808080"/>
    </style:style>
    <style:style style:name="JBoss-notes" style:family="presentation">
      <style:graphic-properties draw:stroke="none" draw:fill="none">
        <text:list-style style:name="JBos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" fo:font-family="HGPｺﾞｼｯｸB" style:font-pitch="variable" fo:font-size="12pt" fo:font-style="normal" fo:text-shadow="none" style:text-underline-style="none" fo:font-weight="normal" style:font-name-asian="HGPｺﾞｼｯｸB" style:font-family-asian="HGPｺﾞｼｯｸB" style:font-pitch-asian="variable"/>
    </style:style>
    <style:style style:name="JBoss-outline1" style:family="presentation">
      <style:graphic-properties draw:stroke="none" draw:fill="none">
        <text:list-style style:name="JBoss-outline1">
          <text:list-level-style-bullet text:level="1" text:bullet-char="">
            <style:list-level-properties text:min-label-width="0.952cm"/>
            <style:text-properties fo:font-family="StarSymbol" style:font-charset="x-symbol" fo:color="#999999" fo:font-size="80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999999" fo:font-size="80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999999" fo:font-size="80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999999" fo:font-size="80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999999" fo:font-size="80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999999" fo:font-size="80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999999" fo:font-size="80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999999" fo:font-size="80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999999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1" fo:font-family="HGPｺﾞｼｯｸB" style:font-style-name="標準" style:font-pitch="variable" fo:font-size="24pt" fo:font-style="normal" fo:text-shadow="none" style:text-underline-style="none" fo:font-weight="normal" style:font-name-asian="HGPｺﾞｼｯｸB1" style:font-family-asian="HGPｺﾞｼｯｸB" style:font-style-name-asian="標準" style:font-pitch-asian="variable" style:font-size-asian="24pt" style:language-asian="ja" style:country-asian="JP" style:font-size-complex="24pt"/>
    </style:style>
    <style:style style:name="JBoss-outline2" style:family="presentation" style:parent-style-name="JBoss-outline1">
      <style:graphic-properties fo:wrap-option="wrap"/>
      <style:paragraph-properties fo:margin-left="2.063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3" style:family="presentation" style:parent-style-name="JBoss-outline2">
      <style:paragraph-properties fo:margin-left="3.175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4" style:family="presentation" style:parent-style-name="JBoss-outline3">
      <style:paragraph-properties fo:margin-left="4.445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5" style:family="presentation" style:parent-style-name="JBoss-outline4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6" style:family="presentation" style:parent-style-name="JBoss-outline5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7" style:family="presentation" style:parent-style-name="JBoss-outline6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8" style:family="presentation" style:parent-style-name="JBoss-outline7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9" style:family="presentation" style:parent-style-name="JBoss-outline8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subtitle" style:family="presentation">
      <style:graphic-properties draw:stroke="none" draw:fill="none" draw:textarea-vertical-align="middle">
        <text:list-style style:name="JBoss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JBoss-title" style:family="presentation">
      <style:graphic-properties draw:stroke="none" draw:fill="none" draw:fill-image-width="0cm" draw:fill-image-height="0cm" draw:textarea-vertical-align="middle" fo:padding-top="0cm" fo:padding-bottom="0cm" fo:padding-left="0cm" fo:padding-right="0cm">
        <text:list-style style:name="JBoss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Luxi Sans4" fo:font-family="'Luxi Sans'" style:font-style-name="標準" style:font-family-generic="swiss" style:font-pitch="variable" fo:font-size="32pt" fo:font-style="normal" fo:text-shadow="none" style:text-underline-style="none" fo:font-weight="normal" style:font-name-asian="HGPｺﾞｼｯｸE" style:font-family-asian="HGPｺﾞｼｯｸE" style:font-style-name-asian="標準" style:font-pitch-asian="variable" style:font-size-asian="32pt" style:language-asian="ja" style:country-asian="JP" style:font-size-complex="24pt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color="#ffffff" draw:gradient-step-count="0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graphic-properties draw:fill-hatch-solid="false"/>
      <style:drawing-page-properties draw:background-size="border" draw:fill="solid" draw:fill-color="#ffffff" draw:fill-gradient-name="Gradient_20_7" draw:gradient-step-count="0" draw:fill-hatch-name="Hatch_20_1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326cm" fo:padding-top="0.128cm" fo:padding-bottom="0.128cm" fo:padding-left="0.256cm" fo:padding-right="0.256cm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9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0.865cm" fo:padding-top="0.128cm" fo:padding-bottom="0.128cm" fo:padding-left="0.256cm" fo:padding-right="0.256cm" draw:shadow-color="#808080"/>
      <style:paragraph-properties style:writing-mode="lr-tb"/>
    </style:style>
    <style:style style:name="Mpr1" style:family="presentation" style:parent-style-name="content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content-outline1" style:list-style-name="ML5">
      <style:graphic-properties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  <style:paragraph-properties style:writing-mode="lr-tb"/>
    </style:style>
    <style:style style:name="Mpr3" style:family="presentation" style:parent-style-name="content-notes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Template-title">
      <style:graphic-properties draw:fill-color="#ffffff" draw:auto-grow-height="false" fo:min-height="3.507cm"/>
      <style:paragraph-properties style:writing-mode="lr-tb"/>
    </style:style>
    <style:style style:name="Mpr5" style:family="presentation" style:parent-style-name="Template-notes">
      <style:graphic-properties draw:fill-color="#ffffff" draw:auto-grow-height="false" fo:min-height="12.573cm"/>
      <style:paragraph-properties style:writing-mode="lr-tb"/>
    </style:style>
    <style:style style:name="Mpr6" style:family="presentation" style:parent-style-name="JBoss-title">
      <style:graphic-properties draw:fill-color="#ffffff" draw:auto-grow-height="false" fo:min-height="3.507cm"/>
      <style:paragraph-properties style:writing-mode="lr-tb"/>
    </style:style>
    <style:style style:name="Mpr7" style:family="presentation" style:parent-style-name="JBoss-outline1" style:list-style-name="ML5">
      <style:graphic-properties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  <style:paragraph-properties style:writing-mode="lr-tb"/>
    </style:style>
    <style:style style:name="Mpr8" style:family="presentation" style:parent-style-name="JBoss-notes">
      <style:graphic-properties draw:fill-color="#ffffff" draw:auto-grow-height="false" fo:min-height="12.573cm"/>
      <style:paragraph-properties style:writing-mode="lr-tb"/>
    </style:style>
    <style:style style:name="MP1" style:family="paragraph">
      <loext:graphic-properties draw:fill="none" draw:fill-color="#00cc99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0cm" fo:margin-right="0cm" fo:text-indent="0cm"/>
    </style:style>
    <style:style style:name="MP4" style:family="paragraph">
      <loext:graphic-properties draw:fill-color="#00cc99"/>
      <style:paragraph-properties fo:margin-left="0.952cm" fo:margin-right="0cm" fo:text-indent="-0.952cm"/>
    </style:style>
    <style:style style:name="MP5" style:family="paragraph">
      <loext:graphic-properties draw:fill="none" draw:fill-color="#ffffff"/>
      <style:paragraph-properties fo:margin-left="0cm" fo:margin-right="0cm" fo:text-indent="0cm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-color="#ffffff"/>
      <style:paragraph-properties fo:margin-left="0.6cm" fo:margin-right="0cm" fo:text-indent="-0.6cm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8pt" style:font-size-asian="24pt"/>
    </style:style>
    <style:style style:name="MP9" style:family="paragraph">
      <loext:graphic-properties draw:fill="none" draw:fill-color="#00cc99"/>
      <style:paragraph-properties fo:margin-left="0cm" fo:margin-right="0cm" fo:text-indent="0cm"/>
      <style:text-properties fo:font-size="10.5pt" style:font-size-asian="10.5pt" style:font-size-complex="10.5pt"/>
    </style:style>
    <style:style style:name="MT1" style:family="text">
      <style:text-properties fo:font-size="18pt"/>
    </style:style>
    <style:style style:name="MT2" style:family="text">
      <style:text-properties fo:font-size="18pt" style:font-size-asian="24pt"/>
    </style:style>
    <style:style style:name="MT3" style:family="text">
      <style:text-properties fo:font-size="10.5pt" style:font-size-asian="10.5pt" style:font-size-complex="10.5pt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min-label-width="0.952cm"/>
        <style:text-properties fo:font-family="StarSymbol" style:font-charset="x-symbol" fo:color="#999999" fo:font-size="80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999999" fo:font-size="80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999999" fo:font-size="80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999999" fo:font-size="80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999999" fo:font-size="80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999999" fo:font-size="80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999999" fo:font-size="80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999999" fo:font-size="80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999999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ML4">
      <text:list-level-style-number text:level="1" style:num-format="">
        <style:list-level-properties/>
        <style:text-properties fo:color="#c037b6" fo:font-size="100%"/>
      </text:list-level-style-number>
      <text:list-level-style-number text:level="2" style:num-format="">
        <style:list-level-properties text:space-before="1.27cm"/>
        <style:text-properties fo:color="#c037b6" fo:font-size="100%"/>
      </text:list-level-style-number>
      <text:list-level-style-number text:level="3" style:num-format="">
        <style:list-level-properties text:space-before="2.54cm"/>
        <style:text-properties fo:color="#c037b6" fo:font-size="100%"/>
      </text:list-level-style-number>
      <text:list-level-style-number text:level="4" style:num-format="">
        <style:list-level-properties text:space-before="3.81cm"/>
        <style:text-properties fo:color="#c037b6" fo:font-size="100%"/>
      </text:list-level-style-number>
      <text:list-level-style-number text:level="5" style:num-format="">
        <style:list-level-properties text:space-before="5.08cm"/>
        <style:text-properties fo:color="#c037b6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ML5">
      <text:list-level-style-bullet text:level="1" text:bullet-char="">
        <style:list-level-properties text:min-label-width="0.952cm"/>
        <style:text-properties fo:font-family="StarSymbol" style:font-charset="x-symbol" fo:color="#ffffff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ffffff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ffffff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ffffff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ffffff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page-thumbnail draw:layer="backgroundobjects" svg:width="14.956cm" svg:height="11.217cm" svg:x="3.021cm" svg:y="2.385cm"/>
      <draw:page-thumbnail draw:layer="backgroundobjects" svg:width="14.956cm" svg:height="11.217cm" svg:x="3.021cm" svg:y="16.096cm"/>
    </style:handout-master>
    <style:master-page style:name="content" style:page-layout-name="PM1" draw:style-name="Mdp1">
      <office:forms form:automatic-focus="false" form:apply-design-mode="false"/>
      <draw:frame draw:style-name="Mgr1" draw:text-style-name="MP1" draw:layer="backgroundobjects" svg:width="6.066cm" svg:height="1.582cm" svg:x="7.932cm" svg:y="19.132cm">
        <draw:text-box>
          <text:p/>
        </draw:text-box>
      </draw:frame>
      <draw:frame presentation:style-name="Mpr1" draw:text-style-name="MP3" draw:layer="backgroundobjects" svg:width="24.6cm" svg:height="1.87cm" svg:x="1.697cm" svg:y="2.778cm" presentation:class="title">
        <draw:text-box>
          <text:p text:style-name="MP2">Replace slide headline here</text:p>
        </draw:text-box>
      </draw:frame>
      <draw:frame presentation:style-name="Mpr2" draw:text-style-name="MP4" draw:layer="backgroundobjects" svg:width="24.6cm" svg:height="14.71cm" svg:x="1.7cm" svg:y="5.16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/>
                </text:list-item>
              </text:list>
            </text:list-item>
          </text:list>
        </draw:text-box>
      </draw:frame>
      <draw:frame draw:style-name="Mgr2" draw:text-style-name="MP5" draw:layer="backgroundobjects" svg:width="1.221cm" svg:height="1.651cm" svg:x="26.5cm" svg:y="20cm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7.999cm" svg:height="1.329cm" svg:x="0.001cm" svg:y="0.001cm">
        <draw:image xlink:href="Pictures/10000000000006400000004CE48DC7D69A8A4596.png" xlink:type="simple" xlink:show="embed" xlink:actuate="onLoad" loext:mime-type="image/png">
          <text:p/>
        </draw:image>
      </draw:frame>
      <presentation:notes style:page-layout-name="PM2">
        <draw:frame presentation:style-name="Mpr3" draw:text-style-name="MP7" draw:layer="backgroundobjects" svg:width="19.47cm" svg:height="9.5cm" svg:x="1.03cm" svg:y="16.5cm" presentation:class="notes">
          <draw:text-box>
            <text:p text:style-name="MP2">クリックしてノート書式の編集</text:p>
          </draw:text-box>
        </draw:frame>
        <draw:page-thumbnail presentation:style-name="content-title" draw:layer="backgroundobjects" svg:width="19.5cm" svg:height="14.63cm" svg:x="1cm" svg:y="1cm" presentation:class="page"/>
      </presentation:notes>
    </style:master-page>
    <style:master-page style:name="Template" style:page-layout-name="PM1" draw:style-name="Mdp2">
      <office:forms form:automatic-focus="false" form:apply-design-mode="false"/>
      <draw:frame draw:style-name="Mgr3" draw:text-style-name="MP6" draw:layer="backgroundobjects" svg:width="27.999cm" svg:height="20.998cm" svg:x="0.001cm" svg:y="0cm">
        <draw:image xlink:href="Pictures/1000000000000640000004B03D9637607B4E03E7.png" xlink:type="simple" xlink:show="embed" xlink:actuate="onLoad" loext:mime-type="image/png">
          <text:p/>
        </draw:image>
      </draw:frame>
      <draw:frame presentation:style-name="Mpr4" draw:text-style-name="MP3" draw:layer="backgroundobjects" svg:width="22.12cm" svg:height="4.214cm" svg:x="2.38cm" svg:y="6.786cm" presentation:class="title">
        <draw:text-box>
          <text:p text:style-name="MP2">Click to edit the title text format</text:p>
        </draw:text-box>
      </draw:frame>
      <draw:frame presentation:style-name="Template-outline1" draw:layer="backgroundobjects" svg:width="22.12cm" svg:height="12.18cm" svg:x="2.38cm" svg:y="11.78cm" presentation:class="outline" presentation:placeholder="true">
        <draw:text-box/>
      </draw:frame>
      <presentation:notes style:page-layout-name="PM2">
        <draw:page-thumbnail presentation:style-name="Template-title" draw:layer="backgroundobjects" svg:width="19.5cm" svg:height="14.63cm" svg:x="1cm" svg:y="1.001cm" presentation:class="page"/>
        <draw:frame presentation:style-name="Mpr5" draw:text-style-name="MP7" draw:layer="backgroundobjects" svg:width="19.5cm" svg:height="10.5cm" svg:x="1cm" svg:y="16.5cm" presentation:class="notes">
          <draw:text-box>
            <text:p text:style-name="MP2">クリックしてノート書式の編集</text:p>
          </draw:text-box>
        </draw:frame>
      </presentation:notes>
    </style:master-page>
    <style:master-page style:name="JBoss" style:page-layout-name="PM1" draw:style-name="Mdp1">
      <office:forms form:automatic-focus="false" form:apply-design-mode="false"/>
      <draw:frame draw:style-name="Mgr1" draw:text-style-name="MP1" draw:layer="backgroundobjects" svg:width="6.066cm" svg:height="1.582cm" svg:x="7.932cm" svg:y="19.132cm">
        <draw:text-box>
          <text:p/>
        </draw:text-box>
      </draw:frame>
      <draw:frame presentation:style-name="Mpr6" draw:text-style-name="MP3" draw:layer="backgroundobjects" svg:width="24.6cm" svg:height="1.87cm" svg:x="1.697cm" svg:y="2.778cm" presentation:class="title">
        <draw:text-box>
          <text:p text:style-name="MP2">Replace slide headline here</text:p>
        </draw:text-box>
      </draw:frame>
      <draw:frame presentation:style-name="Mpr7" draw:text-style-name="MP4" draw:layer="backgroundobjects" svg:width="24.6cm" svg:height="14.71cm" svg:x="1.7cm" svg:y="5.16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/>
                </text:list-item>
              </text:list>
            </text:list-item>
          </text:list>
        </draw:text-box>
      </draw:frame>
      <draw:frame draw:style-name="Mgr2" draw:text-style-name="MP8" draw:layer="backgroundobjects" svg:width="1.221cm" svg:height="1.651cm" svg:x="26.5cm" svg:y="20cm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6" draw:layer="backgroundobjects" svg:width="27.999cm" svg:height="1.329cm" svg:x="0.001cm" svg:y="0.001cm">
        <draw:image xlink:href="Pictures/10000000000006400000004CE48DC7D69A8A4596.png" xlink:type="simple" xlink:show="embed" xlink:actuate="onLoad" loext:mime-type="image/png">
          <text:p/>
        </draw:image>
      </draw:frame>
      <draw:frame draw:style-name="Mgr4" draw:text-style-name="MP9" draw:layer="backgroundobjects" svg:width="6.066cm" svg:height="1.121cm" svg:x="10.967cm" svg:y="20.332cm">
        <draw:text-box>
          <text:p text:style-name="MP2"><text:span text:style-name="MT3">.</text:span></text:p>
        </draw:text-box>
      </draw:frame>
      <presentation:notes style:page-layout-name="PM2">
        <draw:frame presentation:style-name="Mpr8" draw:text-style-name="MP7" draw:layer="backgroundobjects" svg:width="19.47cm" svg:height="9.5cm" svg:x="1.03cm" svg:y="16.5cm" presentation:class="notes">
          <draw:text-box>
            <text:p text:style-name="MP2">クリックしてノート書式の編集</text:p>
          </draw:text-box>
        </draw:frame>
        <draw:page-thumbnail presentation:style-name="JBoss-title" draw:layer="backgroundobjects" svg:width="19.5cm" svg:height="14.63cm" svg:x="1cm" svg:y="1cm" presentation:class="page"/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6.2$Linux_X86_64 LibreOffice_project/30$Build-2</meta:generator>
    <dc:title>Red Hat</dc:title>
    <meta:initial-creator>Satoshi Naito</meta:initial-creator>
    <meta:creation-date>2008-07-04T14:36:06</meta:creation-date>
    <dc:creator>Toshiya Kobayashi</dc:creator>
    <dc:date>2021-04-07T13:16:26.903150445</dc:date>
    <meta:printed-by>Toshiya Kobayashi</meta:printed-by>
    <meta:print-date>2013-11-12T17:21:48</meta:print-date>
    <meta:keyword>Red Hat</meta:keyword>
    <meta:keyword>Linux</meta:keyword>
    <meta:keyword>Red Hat Enterprise Linux</meta:keyword>
    <meta:keyword>JBoss</meta:keyword>
    <meta:editing-cycles>587</meta:editing-cycles>
    <meta:editing-duration>P5DT23H41M38S</meta:editing-duration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